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0272in"/>
    </style:style>
    <style:style style:name="co2" style:family="table-column">
      <style:table-column-properties fo:break-before="auto" style:column-width="1.5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Proportionally controlled proteins</text:p>
          </table:table-cell>
          <table:table-cell/>
        </table:table-row>
        <table:table-row table:style-name="ro1">
          <table:table-cell office:value-type="string">
            <text:p>Enrichment Score: 15.722412271963268</text:p>
          </table:table-cell>
          <table:table-cell/>
        </table:table-row>
        <table:table-row table:style-name="ro1">
          <table:table-cell office:value-type="string">
            <text:p>Term</text:p>
          </table:table-cell>
          <table:table-cell office:value-type="string">
            <text:p>FDR</text:p>
          </table:table-cell>
        </table:table-row>
        <table:table-row table:style-name="ro2">
          <table:table-cell office:value-type="string">
            <text:p>GO:0018198~peptidyl-cysteine modification</text:p>
          </table:table-cell>
          <table:table-cell table:style-name="ce2" office:value-type="string">
            <text:p>3.219646771412954E-13</text:p>
          </table:table-cell>
        </table:table-row>
        <table:table-row table:style-name="ro2">
          <table:table-cell office:value-type="string">
            <text:p>GO:0018197~peptidyl-aspartic acid modification</text:p>
          </table:table-cell>
          <table:table-cell table:style-name="ce2" office:value-type="string">
            <text:p>3.219646771412954E-13</text:p>
          </table:table-cell>
        </table:table-row>
        <table:table-row table:style-name="ro2">
          <table:table-cell office:value-type="string">
            <text:p>GO:0018339~peptidyl-L-beta-methylthioaspartic acid biosynthetic process from peptidyl-aspartic acid</text:p>
          </table:table-cell>
          <table:table-cell table:style-name="ce2" office:value-type="string">
            <text:p>3.219646771412954E-1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Enrichment Score: 5.177276313087028</text:p>
          </table:table-cell>
          <table:table-cell/>
        </table:table-row>
        <table:table-row table:style-name="ro1">
          <table:table-cell office:value-type="string">
            <text:p>Term</text:p>
          </table:table-cell>
          <table:table-cell office:value-type="string">
            <text:p>FDR</text:p>
          </table:table-cell>
        </table:table-row>
        <table:table-row table:style-name="ro2">
          <table:table-cell office:value-type="string">
            <text:p>GO:0044271~nitrogen compound biosynthetic process</text:p>
          </table:table-cell>
          <table:table-cell office:value-type="float" office:value="0.00153548658882174">
            <text:p>0.0015354866</text:p>
          </table:table-cell>
        </table:table-row>
        <table:table-row table:style-name="ro2">
          <table:table-cell office:value-type="string">
            <text:p>GO:0046394~carboxylic acid biosynthetic process</text:p>
          </table:table-cell>
          <table:table-cell office:value-type="float" office:value="0.00682320754905597">
            <text:p>0.0068232075</text:p>
          </table:table-cell>
        </table:table-row>
        <table:table-row table:style-name="ro2">
          <table:table-cell office:value-type="string">
            <text:p>GO:0016053~organic acid biosynthetic process</text:p>
          </table:table-cell>
          <table:table-cell office:value-type="float" office:value="0.0073818162254935">
            <text:p>0.0073818162</text:p>
          </table:table-cell>
        </table:table-row>
        <table:table-row table:style-name="ro2">
          <table:table-cell office:value-type="string">
            <text:p>GO:0009309~amine biosynthetic process</text:p>
          </table:table-cell>
          <table:table-cell office:value-type="float" office:value="0.0213762564506892">
            <text:p>0.0213762565</text:p>
          </table:table-cell>
        </table:table-row>
        <table:table-row table:style-name="ro2">
          <table:table-cell office:value-type="string">
            <text:p>GO:0008652~cellular amino acid biosynthetic process</text:p>
          </table:table-cell>
          <table:table-cell office:value-type="float" office:value="0.0541172898471665">
            <text:p>0.054117289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Enrichment Score: 5.0019785746451575</text:p>
          </table:table-cell>
          <table:table-cell/>
        </table:table-row>
        <table:table-row table:style-name="ro1">
          <table:table-cell office:value-type="string">
            <text:p>Term</text:p>
          </table:table-cell>
          <table:table-cell office:value-type="string">
            <text:p>FDR</text:p>
          </table:table-cell>
        </table:table-row>
        <table:table-row table:style-name="ro1">
          <table:table-cell office:value-type="string">
            <text:p>GO:0007049~cell cycle</text:p>
          </table:table-cell>
          <table:table-cell office:value-type="float" office:value="0.001304081520348">
            <text:p>0.0013040815</text:p>
          </table:table-cell>
        </table:table-row>
        <table:table-row table:style-name="ro1">
          <table:table-cell office:value-type="string">
            <text:p>GO:0051301~cell division</text:p>
          </table:table-cell>
          <table:table-cell office:value-type="float" office:value="0.0161113810030367">
            <text:p>0.016111381</text:p>
          </table:table-cell>
        </table:table-row>
        <table:table-row table:style-name="ro1">
          <table:table-cell office:value-type="string">
            <text:p>GO:0007059~chromosome segregation</text:p>
          </table:table-cell>
          <table:table-cell office:value-type="float" office:value="0.149357870845324">
            <text:p>0.149357870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Enrichment Score: 3.7902178093615957</text:p>
          </table:table-cell>
          <table:table-cell/>
        </table:table-row>
        <table:table-row table:style-name="ro1">
          <table:table-cell office:value-type="string">
            <text:p>Term</text:p>
          </table:table-cell>
          <table:table-cell office:value-type="string">
            <text:p>FDR</text:p>
          </table:table-cell>
        </table:table-row>
        <table:table-row table:style-name="ro1">
          <table:table-cell office:value-type="string">
            <text:p>GO:0042330~taxis</text:p>
          </table:table-cell>
          <table:table-cell table:style-name="ce2" office:value-type="string">
            <text:p>4.0351816609218716E-4</text:p>
          </table:table-cell>
        </table:table-row>
        <table:table-row table:style-name="ro1">
          <table:table-cell office:value-type="string">
            <text:p>GO:0007610~behavior</text:p>
          </table:table-cell>
          <table:table-cell table:style-name="ce2" office:value-type="string">
            <text:p>4.0351816609218716E-4</text:p>
          </table:table-cell>
        </table:table-row>
        <table:table-row table:style-name="ro1">
          <table:table-cell office:value-type="string">
            <text:p>GO:0007626~locomotory behavior</text:p>
          </table:table-cell>
          <table:table-cell table:style-name="ce2" office:value-type="string">
            <text:p>4.0351816609218716E-4</text:p>
          </table:table-cell>
        </table:table-row>
        <table:table-row table:style-name="ro1">
          <table:table-cell office:value-type="string">
            <text:p>GO:0048870~cell motility</text:p>
          </table:table-cell>
          <table:table-cell office:value-type="float" office:value="0.197033657503087">
            <text:p>0.1970336575</text:p>
          </table:table-cell>
        </table:table-row>
        <table:table-row table:style-name="ro2">
          <table:table-cell office:value-type="string">
            <text:p>GO:0001539~ciliary or flagellar motility</text:p>
          </table:table-cell>
          <table:table-cell office:value-type="float" office:value="0.197033657503087">
            <text:p>0.1970336575</text:p>
          </table:table-cell>
        </table:table-row>
        <table:table-row table:style-name="ro1">
          <table:table-cell office:value-type="string">
            <text:p>GO:0051674~localization of cell</text:p>
          </table:table-cell>
          <table:table-cell office:value-type="float" office:value="0.197033657503087">
            <text:p>0.1970336575</text:p>
          </table:table-cell>
        </table:table-row>
        <table:table-row table:style-name="ro1">
          <table:table-cell office:value-type="string">
            <text:p>GO:0006928~cell motion</text:p>
          </table:table-cell>
          <table:table-cell office:value-type="float" office:value="0.217621591441175">
            <text:p>0.2176215914</text:p>
          </table:table-cell>
        </table:table-row>
        <table:table-row table:style-name="ro1">
          <table:table-cell office:value-type="string">
            <text:p>GO:0043064~flagellum organization</text:p>
          </table:table-cell>
          <table:table-cell office:value-type="float" office:value="4.11276120879212">
            <text:p>4.1127612088</text:p>
          </table:table-cell>
        </table:table-row>
        <table:table-row table:style-name="ro1">
          <table:table-cell office:value-type="string">
            <text:p>GO:0030030~cell projection organization</text:p>
          </table:table-cell>
          <table:table-cell office:value-type="float" office:value="10.5281705385568">
            <text:p>10.5281705386</text:p>
          </table:table-cell>
        </table:table-row>
        <table:table-row table:style-name="ro1">
          <table:table-cell office:value-type="string">
            <text:p>GO:0009296~flagellum assembly</text:p>
          </table:table-cell>
          <table:table-cell office:value-type="float" office:value="73.8869536304804">
            <text:p>73.8869536305</text:p>
          </table:table-cell>
        </table:table-row>
        <table:table-row table:style-name="ro1">
          <table:table-cell office:value-type="string">
            <text:p>GO:0030031~cell projection assembly</text:p>
          </table:table-cell>
          <table:table-cell office:value-type="float" office:value="90.3930904421479">
            <text:p>90.393090442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Enrichment Score: 3.136632364510789</text:p>
          </table:table-cell>
          <table:table-cell/>
        </table:table-row>
        <table:table-row table:style-name="ro1">
          <table:table-cell office:value-type="string">
            <text:p>Term</text:p>
          </table:table-cell>
          <table:table-cell office:value-type="string">
            <text:p>FDR</text:p>
          </table:table-cell>
        </table:table-row>
        <table:table-row table:style-name="ro1">
          <table:table-cell office:value-type="string">
            <text:p>GO:0006790~sulfur metabolic process</text:p>
          </table:table-cell>
          <table:table-cell office:value-type="float" office:value="0.0372972213985245">
            <text:p>0.0372972214</text:p>
          </table:table-cell>
        </table:table-row>
        <table:table-row table:style-name="ro2">
          <table:table-cell office:value-type="string">
            <text:p>GO:0009070~serine family amino acid biosynthetic process</text:p>
          </table:table-cell>
          <table:table-cell office:value-type="float" office:value="0.2897456979014">
            <text:p>0.2897456979</text:p>
          </table:table-cell>
        </table:table-row>
        <table:table-row table:style-name="ro2">
          <table:table-cell office:value-type="string">
            <text:p>GO:0044272~sulfur compound biosynthetic process</text:p>
          </table:table-cell>
          <table:table-cell office:value-type="float" office:value="0.555070243264089">
            <text:p>0.5550702433</text:p>
          </table:table-cell>
        </table:table-row>
        <table:table-row table:style-name="ro2">
          <table:table-cell office:value-type="string">
            <text:p>GO:0009069~serine family amino acid metabolic process</text:p>
          </table:table-cell>
          <table:table-cell office:value-type="float" office:value="0.699484479611323">
            <text:p>0.6994844796</text:p>
          </table:table-cell>
        </table:table-row>
        <table:table-row table:style-name="ro2">
          <table:table-cell office:value-type="string">
            <text:p>GO:0000097~sulfur amino acid biosynthetic process</text:p>
          </table:table-cell>
          <table:table-cell office:value-type="float" office:value="0.907308384628691">
            <text:p>0.9073083846</text:p>
          </table:table-cell>
        </table:table-row>
        <table:table-row table:style-name="ro1">
          <table:table-cell office:value-type="string">
            <text:p>GO:0000096~sulfur amino acid metabolic process</text:p>
          </table:table-cell>
          <table:table-cell office:value-type="float" office:value="2.1128358054213">
            <text:p>2.1128358054</text:p>
          </table:table-cell>
        </table:table-row>
        <table:table-row table:style-name="ro2">
          <table:table-cell office:value-type="string">
            <text:p>GO:0019344~cysteine biosynthetic process</text:p>
          </table:table-cell>
          <table:table-cell office:value-type="float" office:value="8.05230738811655">
            <text:p>8.0523073881</text:p>
          </table:table-cell>
        </table:table-row>
        <table:table-row table:style-name="ro2">
          <table:table-cell office:value-type="string">
            <text:p>GO:0006534~cysteine metabolic process</text:p>
          </table:table-cell>
          <table:table-cell office:value-type="float" office:value="22.8660545747173">
            <text:p>22.866054574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Enrichment Score: 2.968167724937097</text:p>
          </table:table-cell>
          <table:table-cell/>
        </table:table-row>
        <table:table-row table:style-name="ro1">
          <table:table-cell office:value-type="string">
            <text:p>Term</text:p>
          </table:table-cell>
          <table:table-cell office:value-type="string">
            <text:p>FDR</text:p>
          </table:table-cell>
        </table:table-row>
        <table:table-row table:style-name="ro2">
          <table:table-cell office:value-type="string">
            <text:p>GO:0006418~tRNA aminoacylation for protein translation</text:p>
          </table:table-cell>
          <table:table-cell office:value-type="float" office:value="0.0227694607358497">
            <text:p>0.0227694607</text:p>
          </table:table-cell>
        </table:table-row>
        <table:table-row table:style-name="ro1">
          <table:table-cell office:value-type="string">
            <text:p>GO:0043038~amino acid activation</text:p>
          </table:table-cell>
          <table:table-cell office:value-type="float" office:value="0.0227694607358497">
            <text:p>0.0227694607</text:p>
          </table:table-cell>
        </table:table-row>
        <table:table-row table:style-name="ro2">
          <table:table-cell office:value-type="string">
            <text:p>GO:0043039~tRNA aminoacylation</text:p>
          </table:table-cell>
          <table:table-cell office:value-type="float" office:value="0.0227694607358497">
            <text:p>0.0227694607</text:p>
          </table:table-cell>
        </table:table-row>
        <table:table-row table:style-name="ro2">
          <table:table-cell office:value-type="string">
            <text:p>GO:0006399~tRNA metabolic process</text:p>
          </table:table-cell>
          <table:table-cell office:value-type="float" office:value="0.0405576476521952">
            <text:p>0.0405576477</text:p>
          </table:table-cell>
        </table:table-row>
        <table:table-row table:style-name="ro2">
          <table:table-cell office:value-type="string">
            <text:p>GO:0034660~ncRNA metabolic process</text:p>
          </table:table-cell>
          <table:table-cell office:value-type="float" office:value="0.140089738316984">
            <text:p>0.1400897383</text:p>
          </table:table-cell>
        </table:table-row>
        <table:table-row table:style-name="ro1">
          <table:table-cell office:value-type="string">
            <text:p>GO:0009451~RNA modification</text:p>
          </table:table-cell>
          <table:table-cell office:value-type="float" office:value="2.41646786382419">
            <text:p>2.4164678638</text:p>
          </table:table-cell>
        </table:table-row>
        <table:table-row table:style-name="ro2">
          <table:table-cell office:value-type="string">
            <text:p>GO:0006400~tRNA modification</text:p>
          </table:table-cell>
          <table:table-cell office:value-type="float" office:value="53.5330668526795">
            <text:p>53.5330668527</text:p>
          </table:table-cell>
        </table:table-row>
        <table:table-row table:style-name="ro2">
          <table:table-cell office:value-type="string">
            <text:p>GO:0008033~tRNA processing</text:p>
          </table:table-cell>
          <table:table-cell office:value-type="float" office:value="87.5863958340948">
            <text:p>87.5863958341</text:p>
          </table:table-cell>
        </table:table-row>
        <table:table-row table:style-name="ro2">
          <table:table-cell office:value-type="string">
            <text:p>GO:0034470~ncRNA processing</text:p>
          </table:table-cell>
          <table:table-cell office:value-type="float" office:value="87.8951107711997">
            <text:p>87.8951107712</text:p>
          </table:table-cell>
        </table:table-row>
        <table:table-row table:style-name="ro1">
          <table:table-cell office:value-type="string">
            <text:p>GO:0006396~RNA processing</text:p>
          </table:table-cell>
          <table:table-cell office:value-type="float" office:value="89.7094787511247">
            <text:p>89.7094787511</text:p>
          </table:table-cell>
        </table:table-row>
        <table:table-row table:style-name="ro1" table:number-rows-repeated="104851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rh94 </meta:initial-creator>
    <meta:creation-date>2014-09-25T15:31:53</meta:creation-date>
    <meta:generator>LibreOffice/3.5$Linux_X86_64 LibreOffice_project/350m1$Build-2</meta:generator>
    <meta:document-statistic meta:table-count="3" meta:cell-count="99" meta:object-count="0"/>
  </office:meta>
</office:document-meta>
</file>